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Ações LimpaCity</text:p>
      <text:h text:style-name="Heading_20_1" text:outline-level="1">limpacity_server</text:h>
      <text:h text:style-name="Heading_20_2" text:outline-level="2">Ações Necessárias</text:h>
      <text:h text:style-name="Heading_20_3" text:outline-level="3">Entrada de Dados</text:h>
      <text:h text:style-name="Heading_20_4" text:outline-level="4">Validar o json de do endpoint api/v1/coleta</text:h>
      <text:p text:style-name="Standard">
      Verificar se os dados de entrada serão suficientes para dar entrada na solicitação de coleta.
    </text:p>
      <text:p text:style-name="Standard">
      Conforme pesquisa realizada em campo e materiais pesquisados chegamos ao seguinte contrato:
    </text:p>
      <text:p text:style-name="Standard">
      {
    </text:p>
      <text:p text:style-name="Standard">
         "nomeSolicitante":
    </text:p>
      <text:p text:style-name="Standard">
         "email":
    </text:p>
      <text:p text:style-name="Standard">
         "material":
    </text:p>
      <text:p text:style-name="Standard">
         "endereco":
    </text:p>
      <text:p text:style-name="Standard">
         "numero":
    </text:p>
      <text:p text:style-name="Standard">
         "municipio":
    </text:p>
      <text:p text:style-name="Standard">
         "cep":
    </text:p>
      <text:p text:style-name="Standard">
         "reciclavel":
    </text:p>
      <text:p text:style-name="Standard">
         "dataLimite":
    </text:p>
      <text:p text:style-name="Standard">
         "quantidade":
    </text:p>
      <text:p text:style-name="Standard">
      }
    </text:p>
      <text:h text:style-name="Heading_20_3" text:outline-level="3">Saída de Dados</text:h>
      <text:p text:style-name="Standard">
      Verificar se as informações que o usuário irá receber se serão suficientes para que o front-end , ou a estrutura que for fazer a integração, faça o gerenciamento da espera da solicitação, pois como é um processo assíncrono, o usuário precisará aguardar um retorno do sistema.
    </text:p>
      <text:h text:style-name="Heading_20_3" text:outline-level="3">Levantar os requisitos necessários integração com Front-End</text:h>
      <text:h text:style-name="Heading_20_2" text:outline-level="2">Requisitos implementados</text:h>
      <text:h text:style-name="Heading_20_3" text:outline-level="3">cadastro de endereço com busca de cep </text:h>
      <text:h text:style-name="Heading_20_3" text:outline-level="3">Insere solicitação de coleta( Fluxo Assíncrono)</text:h>
      <text:h text:style-name="Heading_20_2" text:outline-level="2">Tecnologia</text:h>
      <text:h text:style-name="Heading_20_3" text:outline-level="3">Adonisjs, Typescript</text:h>
      <text:h text:style-name="Heading_20_2" text:outline-level="2">Problemas no Teste</text:h>
      <text:h text:style-name="Heading_20_3" text:outline-level="3">Fazer teste de conectividade</text:h>
      <text:p text:style-name="Standard">
      fazer a verificação com a api de health-check dos microserviços
    </text:p>
      <text:list text:style-name="L1">
        <text:list-item>
          <text:p text:style-name="P1">
        Producer
      </text:p>
        </text:list-item>
        <text:list-item>
          <text:p text:style-name="P1">
        Api
      </text:p>
        </text:list-item>
      </text:list>
      <text:p text:style-name="P3"/>
      <text:h text:style-name="Heading_20_2" text:outline-level="2">Requisitos Fora do Escopo</text:h>
      <text:h text:style-name="Heading_20_3" text:outline-level="3">Cadastro de usuario</text:h>
      <text:h text:style-name="Heading_20_3" text:outline-level="3">Sistema ACL, Controle de Perfil de Acesso</text:h>
      <text:h text:style-name="Heading_20_3" text:outline-level="3">Comunicação com a API nos endpoints liberados para fluxo síncrono</text:h>
      <text:p text:style-name="Standard">
      Este item seria implementado em um módulo de administração, que no caso não será implementado
    </text:p>
      <text:h text:style-name="Heading_20_1" text:outline-level="1">limpacity_producer</text:h>
      <text:h text:style-name="Heading_20_2" text:outline-level="2">Requisitos desenvolvidos</text:h>
      <text:h text:style-name="Heading_20_3" text:outline-level="3">recebe dados pela api</text:h>
      <text:h text:style-name="Heading_20_3" text:outline-level="3">Cria um uuid para cada requisição</text:h>
      <text:h text:style-name="Heading_20_3" text:outline-level="3">Envia mensagem para a fila</text:h>
      <text:h text:style-name="Heading_20_2" text:outline-level="2">Tecnologia</text:h>
      <text:h text:style-name="Heading_20_3" text:outline-level="3">API Spring Produtora de Mensagens na Fila Rabbit</text:h>
      <text:h text:style-name="Heading_20_2" text:outline-level="2">contrato</text:h>
      <text:h text:style-name="Heading_20_3" text:outline-level="3">Entrada de Dados Json</text:h>
      <text:p text:style-name="Standard">
      Dados de entrada vindo do BFF
    </text:p>
      <text:p text:style-name="Standard">
       "nomeSolicitante":
    </text:p>
      <text:p text:style-name="Standard">
         "email":
    </text:p>
      <text:p text:style-name="Standard">
         "material":
    </text:p>
      <text:p text:style-name="Standard">
         "endereco":
    </text:p>
      <text:p text:style-name="Standard">
         "numero":
    </text:p>
      <text:p text:style-name="Standard">
         "municipio":
    </text:p>
      <text:p text:style-name="Standard">
         "cep":
    </text:p>
      <text:p text:style-name="Standard">
         "reciclavel":
    </text:p>
      <text:p text:style-name="Standard">
         "dataLimite":
    </text:p>
      <text:p text:style-name="Standard">
         "quantidade":
    </text:p>
      <text:h text:style-name="Heading_20_3" text:outline-level="3">saida de dados Mensagem</text:h>
      <text:p text:style-name="Standard">UUID = Este registro será criado randomicamente a cada nova mensagem</text:p>
      <text:p text:style-name="Standard">Nome</text:p>
      <text:p text:style-name="Standard">Telefone</text:p>
      <text:p text:style-name="Standard">E-mail</text:p>
      <text:p text:style-name="Standard">CEP</text:p>
      <text:p text:style-name="Standard">Endereço/numero/estado</text:p>
      <text:p text:style-name="Standard">Material</text:p>
      <text:p text:style-name="Standard">Quantidade</text:p>
      <text:p text:style-name="Standard">Data Entrada</text:p>
      <text:h text:style-name="Heading_20_2" text:outline-level="2">Teste e Análise de Ambiente</text:h>
      <text:h text:style-name="Heading_20_3" text:outline-level="3">Problemas</text:h>
      <text:h text:style-name="Heading_20_4" text:outline-level="4">Corrigir erro de conexão</text:h>
      <text:p text:style-name="Standard">
      Quando o app está desligado não está avisando para o BFF, e isto ocorrerá em falha de inserção de dados,
    </text:p>
      <text:p text:style-name="Standard">
      para que não ocorra a perda de dados precisa consultar o producer antes de todo o processo, usando o link
    </text:p>
      <text:p text:style-name="Standard">
      http://localhost:9002/producer/actuator/health será retornado o estado da aplicação, exemplo: { "status": "UP" }<text:line-break/>
</text:p>
      <text:h text:style-name="Heading_20_1" text:outline-level="1">limpacity_listener</text:h>
      <text:h text:style-name="Heading_20_2" text:outline-level="2">Requisitos</text:h>
      <text:h text:style-name="Heading_20_3" text:outline-level="3">Lê a fila e insere os dados na API</text:h>
      <text:h text:style-name="Heading_20_2" text:outline-level="2">Tecnologia</text:h>
      <text:h text:style-name="Heading_20_3" text:outline-level="3">Listener Spring com regras de negócio</text:h>
      <text:h text:style-name="Heading_20_2" text:outline-level="2">Contrato</text:h>
      <text:h text:style-name="Heading_20_3" text:outline-level="3">Mensagem da Fila Rabbit</text:h>
      <text:h text:style-name="Heading_20_4" text:outline-level="4">UUID</text:h>
      <text:h text:style-name="Heading_20_4" text:outline-level="4">Nome</text:h>
      <text:h text:style-name="Heading_20_4" text:outline-level="4">Telefone</text:h>
      <text:h text:style-name="Heading_20_4" text:outline-level="4">E-mail</text:h>
      <text:h text:style-name="Heading_20_4" text:outline-level="4">CEP</text:h>
      <text:h text:style-name="Heading_20_4" text:outline-level="4">Endereço/numero/estado</text:h>
      <text:h text:style-name="Heading_20_4" text:outline-level="4">Material</text:h>
      <text:h text:style-name="Heading_20_4" text:outline-level="4">Quantidade</text:h>
      <text:h text:style-name="Heading_20_4" text:outline-level="4">Data Entrada</text:h>
      <text:h text:style-name="Heading_20_2" text:outline-level="2">Ações</text:h>
      <text:h text:style-name="Heading_20_3" text:outline-level="3">Criar regras para notificação em caso de falha do processo</text:h>
      <text:h text:style-name="Heading_20_3" text:outline-level="3">pesquisar como avisar o usuario do erro do processo</text:h>
      <text:h text:style-name="Heading_20_1" text:outline-level="1">limpacity_api</text:h>
      <text:h text:style-name="Heading_20_2" text:outline-level="2">Requisitos desenvolv</text:h>
      <text:h text:style-name="Heading_20_3" text:outline-level="3">Cadastro das entidades: Posto, Estação, Material, Coletador</text:h>
      <text:h text:style-name="Heading_20_3" text:outline-level="3">Verifica se existe o material cadastrado</text:h>
      <text:h text:style-name="Heading_20_3" text:outline-level="3">Valida se possui coletador para local</text:h>
      <text:h text:style-name="Heading_20_3" text:outline-level="3">Valida se possui coletador para o material</text:h>
      <text:h text:style-name="Heading_20_3" text:outline-level="3">Verificação de cidade habilitada</text:h>
      <text:h text:style-name="Heading_20_2" text:outline-level="2">Tecnologia</text:h>
      <text:h text:style-name="Heading_20_3" text:outline-level="3">API spring para cadastros no banco</text:h>
      <text:h text:style-name="Heading_20_2" text:outline-level="2">Contrato</text:h>
      <text:p text:style-name="Standard">
      ColetorController
    </text:p>
      <text:p text:style-name="Standard">
      Cadastra os tipos de coletor ou resíduos recicláveis
    </text:p>
      <text:p text:style-name="Standard"/>
      <text:p text:style-name="Standard">
      DELETE
    </text:p>
      <text:p text:style-name="Standard">
      ​/api​/v1​/coletor​/{id}
    </text:p>
      <text:p text:style-name="Standard"/>
      <text:p text:style-name="Standard">
      GET
    </text:p>
      <text:p text:style-name="Standard">
      ​/api​/v1​/coletor
    </text:p>
      <text:p text:style-name="Standard"/>
      <text:p text:style-name="Standard">
      GET
    </text:p>
      <text:p text:style-name="Standard">
      ​/api​/v1​/coletor​/{nome}
    </text:p>
      <text:p text:style-name="Standard"/>
      <text:p text:style-name="Standard">
      POST
    </text:p>
      <text:p text:style-name="Standard">
      ​/api​/v1​/coletor
    </text:p>
      <text:p text:style-name="Standard"/>
      <text:p text:style-name="Standard">
      PUT
    </text:p>
      <text:p text:style-name="Standard">
      ​/api​/v1​/coletor​/{id}
    </text:p>
      <text:p text:style-name="Standard"/>
      <text:p text:style-name="Standard">
      EstacaoController
    </text:p>
      <text:p text:style-name="Standard">
      Cadastra os tipos de estacao ou resíduos recicláveis
    </text:p>
      <text:p text:style-name="Standard"/>
      <text:p text:style-name="Standard"/>
      <text:p text:style-name="Standard">
      DELETE
    </text:p>
      <text:p text:style-name="Standard">
      ​/api​/v1​/estacao​/{id}
    </text:p>
      <text:p text:style-name="Standard"/>
      <text:p text:style-name="Standard">
      GET
    </text:p>
      <text:p text:style-name="Standard">
      ​/api​/v1​/estacao
    </text:p>
      <text:p text:style-name="Standard"/>
      <text:p text:style-name="Standard">
      GET
    </text:p>
      <text:p text:style-name="Standard">
      ​/api​/v1​/estacao​/{descricao}
    </text:p>
      <text:p text:style-name="Standard"/>
      <text:p text:style-name="Standard">
      POST
    </text:p>
      <text:p text:style-name="Standard">
      ​/api​/v1​/estacao
    </text:p>
      <text:p text:style-name="Standard"/>
      <text:p text:style-name="Standard">
      PUT
    </text:p>
      <text:p text:style-name="Standard">
      ​/api​/v1​/estacao​/{id}
    </text:p>
      <text:p text:style-name="Standard"/>
      <text:p text:style-name="Standard">
      PostoColetaController
    </text:p>
      <text:p text:style-name="Standard">
      Cadastra os tipos de postocoleta ou resíduos recicláveis
    </text:p>
      <text:p text:style-name="Standard"/>
      <text:p text:style-name="Standard"/>
      <text:p text:style-name="Standard">
      DELETE
    </text:p>
      <text:p text:style-name="Standard">
      ​/api​/v1​/postocoleta​/{uuid}
    </text:p>
      <text:p text:style-name="Standard"/>
      <text:p text:style-name="Standard">
      GET
    </text:p>
      <text:p text:style-name="Standard">
      ​/api​/v1​/postocoleta​/{uuid}
    </text:p>
      <text:p text:style-name="Standard"/>
      <text:p text:style-name="Standard">
      GET
    </text:p>
      <text:p text:style-name="Standard">
      ​/api​/v1​/postocoleta
    </text:p>
      <text:p text:style-name="Standard"/>
      <text:p text:style-name="Standard">
      GET
    </text:p>
      <text:p text:style-name="Standard">
      ​/api​/v1​/postocoleta​/tudo
    </text:p>
      <text:p text:style-name="Standard"/>
      <text:p text:style-name="Standard">
      POST
    </text:p>
      <text:p text:style-name="Standard">
      ​/api​/v1​/postocoleta
    </text:p>
      <text:p text:style-name="Standard"/>
      <text:p text:style-name="Standard">
      PUT
    </text:p>
      <text:p text:style-name="Standard">
      ​/api​/v1​/postocoleta​/{uuid}
    </text:p>
      <text:p text:style-name="Standard"/>
      <text:p text:style-name="Standard">
      ColetaController
    </text:p>
      <text:p text:style-name="Standard">
      Repositório das coletas solicitadas
    </text:p>
      <text:p text:style-name="Standard"/>
      <text:p text:style-name="Standard"/>
      <text:p text:style-name="Standard">
      DELETE
    </text:p>
      <text:p text:style-name="Standard">
      ​/api​/v1​/coleta​/{uuid}
    </text:p>
      <text:p text:style-name="Standard"/>
      <text:p text:style-name="Standard">
      GET
    </text:p>
      <text:p text:style-name="Standard">
      ​/api​/v1​/coleta
    </text:p>
      <text:p text:style-name="Standard"/>
      <text:p text:style-name="Standard">
      POST
    </text:p>
      <text:p text:style-name="Standard">
      ​/api​/v1​/coleta
    </text:p>
      <text:p text:style-name="Standard"/>
      <text:p text:style-name="Standard">
      PUT
    </text:p>
      <text:p text:style-name="Standard">
      ​/api​/v1​/coleta​/{uuid}
    </text:p>
      <text:p text:style-name="Standard"/>
      <text:p text:style-name="Standard">
      EnderecoController
    </text:p>
      <text:p text:style-name="Standard">
      Consulta dados relacionados a endereços, se estão liberados para uso so sistema
    </text:p>
      <text:p text:style-name="Standard"/>
      <text:p text:style-name="Standard"/>
      <text:p text:style-name="Standard">
      GET
    </text:p>
      <text:p text:style-name="Standard">
      ​/api​/v1​/endereco​/nomemunicipio​/{nome}
    </text:p>
      <text:p text:style-name="Standard"/>
      <text:p text:style-name="Standard">
      GET
    </text:p>
      <text:p text:style-name="Standard">
      ​/api​/v1​/endereco​/municipios
    </text:p>
      <text:p text:style-name="Standard"/>
      <text:p text:style-name="Standard">
      GET
    </text:p>
      <text:p text:style-name="Standard">
      ​/api​/v1​/endereco​/codmunicipio​/{codigo}
    </text:p>
      <text:p text:style-name="Standard"/>
      <text:p text:style-name="Standard">
      MaterialController
    </text:p>
      <text:p text:style-name="Standard">
      Cadastra os tipos de material ou resíduos recicláveis
    </text:p>
      <text:p text:style-name="Standard"/>
      <text:p text:style-name="Standard"/>
      <text:p text:style-name="Standard">
      DELETE
    </text:p>
      <text:p text:style-name="Standard">
      ​/api​/v1​/material​/{id}
    </text:p>
      <text:p text:style-name="Standard"/>
      <text:p text:style-name="Standard">
      GET
    </text:p>
      <text:p text:style-name="Standard">
      ​/api​/v1​/material
    </text:p>
      <text:p text:style-name="Standard"/>
      <text:p text:style-name="Standard">
      GET
    </text:p>
      <text:p text:style-name="Standard">
      ​/api​/v1​/material​/{descricao}
    </text:p>
      <text:p text:style-name="Standard"/>
      <text:p text:style-name="Standard">
      POST
    </text:p>
      <text:p text:style-name="Standard">
      ​/api​/v1​/material
    </text:p>
      <text:p text:style-name="Standard"/>
      <text:p text:style-name="Standard">
      PUT
    </text:p>
      <text:p text:style-name="Standard">
      ​/api​/v1​/material​/{id}
    </text:p>
      <text:h text:style-name="Heading_20_3" text:outline-level="3">Testar cada endpoint</text:h>
      <text:h text:style-name="Heading_20_1" text:outline-level="1">limpacity_worker</text:h>
      <text:h text:style-name="Heading_20_2" text:outline-level="2">Requisitos</text:h>
      <text:h text:style-name="Heading_20_3" text:outline-level="3">Conecta no banco e executa sql preparando dados do dashboard</text:h>
      <text:h text:style-name="Heading_20_3" text:outline-level="3">Verifica coletas atrasadas e reenvia mensagens</text:h>
      <text:h text:style-name="Heading_20_3" text:outline-level="3">Verifica coletas atrasadas e notifica solicitante</text:h>
      <text:h text:style-name="Heading_20_3" text:outline-level="3">Envia relatório de atividades para Administradores</text:h>
      <text:h text:style-name="Heading_20_3" text:outline-level="3">Verifica coletas atrasadas e bloqueia coletadores</text:h>
      <text:h text:style-name="Heading_20_2" text:outline-level="2">Tecnologia</text:h>
      <text:h text:style-name="Heading_20_3" text:outline-level="3">Spring Batch</text:h>
      <text:h text:style-name="Heading_20_2" text:outline-level="2">Ações</text:h>
      <text:h text:style-name="Heading_20_3" text:outline-level="3">Criar estrutura de Worker</text:h>
      <text:h text:style-name="Heading_20_3" text:outline-level="3">Criar agenda de processamento(skeduler)</text:h>
      <text:h text:style-name="Heading_20_3" text:outline-level="3">Estudar como será marcado as tabelas já processadas</text:h>
      <text:h text:style-name="Heading_20_3" text:outline-level="3">Armazenar processos antes de depois</text:h>
      <text:h text:style-name="Heading_20_3" text:outline-level="3">criar tabela de parametros de tempos e limites dos processos</text:h>
      <text:h text:style-name="Heading_20_1" text:outline-level="1">limpacity_listener_mail</text:h>
      <text:h text:style-name="Heading_20_2" text:outline-level="2">Requisitos</text:h>
      <text:h text:style-name="Heading_20_3" text:outline-level="3">Lê na fila e envia os emails</text:h>
      <text:h text:style-name="Heading_20_2" text:outline-level="2">Tecnologia</text:h>
      <text:h text:style-name="Heading_20_3" text:outline-level="3">Listener Spring</text:h>
      <text:h text:style-name="Heading_20_2" text:outline-level="2">Ações</text:h>
      <text:h text:style-name="Heading_20_3" text:outline-level="3">Criar estrutura semelhante ao limpacity_listener</text:h>
      <text:h text:style-name="Heading_20_3" text:outline-level="3">Pesquisar ferramenta de envio de e-mail</text:h>
      <text:h text:style-name="Heading_20_3" text:outline-level="3">Analisar quais campos a mensagem deve ter para envio do email</text:h>
      <text:h text:style-name="Heading_20_1" text:outline-level="1">limpacity_listener_push</text:h>
      <text:h text:style-name="Heading_20_2" text:outline-level="2">Requisitos</text:h>
      <text:h text:style-name="Heading_20_3" text:outline-level="3">Lê na fila e envia os Push Notifications</text:h>
      <text:h text:style-name="Heading_20_2" text:outline-level="2">Tecnologia</text:h>
      <text:h text:style-name="Heading_20_3" text:outline-level="3">Listener Spring</text:h>
      <text:h text:style-name="Heading_20_2" text:outline-level="2">Ações</text:h>
      <text:h text:style-name="Heading_20_3" text:outline-level="3">Criar estrutura semelhante ao limpacity_listener</text:h>
      <text:h text:style-name="Heading_20_3" text:outline-level="3">Pesquisar ferramenta de envio de push-notification</text:h>
      <text:h text:style-name="Heading_20_3" text:outline-level="3">Analisar quais campos o push deve ter 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